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rsid="0018cb8b" officeooo:paragraph-rsid="0018cb8b"/>
    </style:style>
    <style:style style:name="P2" style:family="paragraph" style:parent-style-name="Standard">
      <style:text-properties officeooo:rsid="001be200" officeooo:paragraph-rsid="001be200"/>
    </style:style>
    <style:style style:name="T1" style:family="text">
      <style:text-properties officeooo:rsid="001961b1"/>
    </style:style>
    <style:style style:name="T2" style:family="text">
      <style:text-properties officeooo:rsid="001ae592"/>
    </style:style>
    <style:style style:name="T3" style:family="text">
      <style:text-properties officeooo:rsid="001ddce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Introduction</text:p>
      <text:p text:style-name="P2"/>
      <text:p text:style-name="P1">Context :</text:p>
      <text:p text:style-name="P1">Gestion de projet</text:p>
      <text:p text:style-name="P1"><text:tab/>-git</text:p>
      <text:p text:style-name="P1"><text:tab/><text:span text:style-name="T1">- Mattermost</text:span></text:p>
      <text:p text:style-name="P1"><text:span text:style-name="T2">T</text:span>echnologies utilisées :</text:p>
      <text:p text:style-name="P1">Conception : </text:p>
      <text:p text:style-name="P1">Réalisation et tests : </text:p>
      <text:p text:style-name="P1"><text:tab/><text:span text:style-name="T3">- mise en place redux</text:span></text:p>
      <text:p text:style-name="P1"><text:tab/><text:span text:style-name="T3">- module withStat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0T16:56:56.059492626</meta:creation-date>
    <dc:date>2017-04-10T17:34:14.062434806</dc:date>
    <meta:editing-duration>PT26M56S</meta:editing-duration>
    <meta:editing-cycles>5</meta:editing-cycles>
    <meta:generator>LibreOffice/5.2.6.2$Linux_X86_64 LibreOffice_project/20$Build-2</meta:generator>
    <meta:document-statistic meta:table-count="0" meta:image-count="0" meta:object-count="0" meta:page-count="1" meta:paragraph-count="10" meta:word-count="26" meta:character-count="157" meta:non-whitespace-character-count="135"/>
  </office:meta>
</office:document-meta>
</file>